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, sans-serif"/>
    <style:font-face style:name="Heavy " svg:font-family="Heavy"/>
    <style:font-face style:name="Lucida Sans1" svg:font-family="'Lucida Sans'" style:font-family-generic="swiss"/>
    <style:font-face style:name="Alba Super" svg:font-family="'Alba Super'" style:font-pitch="variable"/>
    <style:font-face style:name="BellBottom.Laser" svg:font-family="BellBottom.Laser" style:font-pitch="variable"/>
    <style:font-face style:name="Heavy Heap" svg:font-family="'Heavy Heap'" style:font-family-generic="decorative" style:font-pitch="variable"/>
    <style:font-face style:name="Bell MT" svg:font-family="'Bell MT'" style:font-family-generic="roman" style:font-pitch="variable"/>
    <style:font-face style:name="Heavy Heap1" svg:font-family="'Heavy Heap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1d9d0e" officeooo:paragraph-rsid="001d9d0e" style:font-size-asian="40pt" style:font-size-complex="40pt"/>
    </style:style>
    <style:style style:name="P2" style:family="paragraph" style:parent-style-name="Standard">
      <style:text-properties style:font-name="Times New Roman" fo:font-size="40pt" officeooo:rsid="001d9d0e" officeooo:paragraph-rsid="001d9d0e" style:font-size-asian="40pt" style:font-size-complex="40pt"/>
    </style:style>
    <style:style style:name="P3" style:family="paragraph" style:parent-style-name="Standard">
      <style:text-properties style:font-name="Times New Roman" fo:font-size="40pt" fo:language="bg" fo:country="BG" officeooo:rsid="001d9d0e" officeooo:paragraph-rsid="001d9d0e" style:font-size-asian="40pt" style:font-size-complex="40pt"/>
    </style:style>
    <style:style style:name="T1" style:family="text">
      <style:text-properties style:font-name="Heavy Heap"/>
    </style:style>
    <style:style style:name="T2" style:family="text">
      <style:text-properties style:font-name="Alba Super"/>
    </style:style>
    <style:style style:name="T3" style:family="text">
      <style:text-properties style:font-name="Alba Super" fo:font-size="36pt" style:font-size-asian="36pt" style:font-size-complex="36pt"/>
    </style:style>
    <style:style style:name="T4" style:family="text">
      <style:text-properties style:font-name="Alba Super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Bell MT" fo:font-size="32pt" style:font-size-asian="32pt" style:font-size-complex="32pt"/>
    </style:style>
    <style:style style:name="T7" style:family="text">
      <style:text-properties style:font-name="Heavy Heap1" style:font-size-complex="32pt"/>
    </style:style>
    <style:style style:name="T8" style:family="text">
      <style:text-properties style:font-name="BellBottom.Laser" style:font-size-complex="32pt"/>
    </style:style>
    <style:style style:name="T9" style:family="text">
      <style:text-properties style:font-name="BellBottom.Laser" fo:font-size="32pt" style:font-size-asian="32pt" style:font-size-complex="32pt"/>
    </style:style>
    <style:style style:name="T10" style:family="text">
      <style:text-properties fo:font-variant="normal" fo:text-transform="none" fo:color="#ffffff" style:text-line-through-style="none" style:text-line-through-type="none" style:font-name="Arial" fo:font-size="32pt" fo:letter-spacing="normal" fo:font-style="normal" style:text-underline-style="none" fo:font-weight="normal" style:text-blinking="false" style:font-size-asian="32pt" style:font-size-complex="32pt"/>
    </style:style>
    <style:style style:name="T11" style:family="text">
      <style:text-properties fo:font-variant="normal" fo:text-transform="none" fo:color="#ffffff" style:text-line-through-style="none" style:text-line-through-type="none" style:font-name="Arial" fo:font-size="9.75pt" fo:letter-spacing="normal" fo:font-style="normal" style:text-underline-style="none" fo:font-weight="normal" style:text-blinking="false" style:font-size-asian="32pt" style:font-size-complex="32pt"/>
    </style:style>
    <style:style style:name="T12" style:family="text">
      <style:text-properties fo:font-size="28pt" style:font-size-asian="28pt" style:font-size-complex="2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vy Heap : <text:span text:style-name="T1">Boogaloo Machine</text:span></text:p>
      <text:p text:style-name="P2">Alba Super: <text:span text:style-name="T4">Boogaloo Machine</text:span></text:p>
      <text:p text:style-name="P2"><text:span text:style-name="T12">Bell Bottom Laser:</text:span><text:span text:style-name="T5"> </text:span><text:span text:style-name="T9">Boogaloo Machine</text:span></text:p>
      <text:p text:style-name="P3"><text:span text:style-name="T9">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Arial" svg:font-family="Arial, sans-serif"/>
    <style:font-face style:name="Heavy " svg:font-family="Heavy"/>
    <style:font-face style:name="Lucida Sans1" svg:font-family="'Lucida Sans'" style:font-family-generic="swiss"/>
    <style:font-face style:name="Alba Super" svg:font-family="'Alba Super'" style:font-pitch="variable"/>
    <style:font-face style:name="BellBottom.Laser" svg:font-family="BellBottom.Laser" style:font-pitch="variable"/>
    <style:font-face style:name="Heavy Heap" svg:font-family="'Heavy Heap'" style:font-family-generic="decorative" style:font-pitch="variable"/>
    <style:font-face style:name="Bell MT" svg:font-family="'Bell MT'" style:font-family-generic="roman" style:font-pitch="variable"/>
    <style:font-face style:name="Heavy Heap1" svg:font-family="'Heavy Heap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2:44.609000000</meta:creation-date>
    <dc:date>2018-06-01T14:44:09.071000000</dc:date>
    <meta:editing-duration>PT11M9S</meta:editing-duration>
    <meta:editing-cycles>1</meta:editing-cycles>
    <meta:document-statistic meta:table-count="0" meta:image-count="0" meta:object-count="0" meta:page-count="1" meta:paragraph-count="4" meta:word-count="15" meta:character-count="93" meta:non-whitespace-character-count="82"/>
    <meta:generator>LibreOffice/5.1.4.2$Windows_x86 LibreOffice_project/f99d75f39f1c57ebdd7ffc5f42867c12031db97a</meta:generator>
  </office:meta>
</office:document-meta>
</file>